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sh Garnick Lab 8 Code Review</text:p>
      <text:p text:style-name="Standard"/>
      <text:p text:style-name="Standard">I couldn't find a code review form, however I did review Josh's Lab 8.</text:p>
      <text:p text:style-name="Standard"/>
      <text:p text:style-name="Standard">Everything functioned correctly on my system and operated as specified in the assignment.</text:p>
      <text:p text:style-name="Standard"/>
      <text:p text:style-name="Standard">The programming had correct indentation and casing, and I was very impressed by his thorough use of comments.</text:p>
      <text:p text:style-name="Standard"/>
      <text:p text:style-name="Standard">I hope this is sufficient, if there was a code review form I'd suspect I'd be marking yes in all the box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Bell</meta:initial-creator>
    <meta:creation-date>2017-06-10T19:26:33.54</meta:creation-date>
    <meta:generator>OpenOffice/4.1.2$Win32 OpenOffice.org_project/412m3$Build-9782</meta:generator>
    <meta:document-statistic meta:table-count="0" meta:image-count="0" meta:object-count="0" meta:page-count="1" meta:paragraph-count="5" meta:word-count="73" meta:character-count="405"/>
    <dc:date>2017-06-10T19:29:05.50</dc:date>
    <dc:creator>John Bell</dc:creator>
    <meta:editing-duration>PT2M32S</meta:editing-duration>
    <meta:editing-cycles>1</meta:editing-cycles>
  </office:meta>
</office:document-meta>
</file>